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4pt" fo:font-style="normal" fo:font-weight="bold" style:font-size-asian="14pt" style:font-weight-asian="bold" style:font-size-complex="14pt" style:font-weight-complex="bold"/>
    </style:style>
    <style:style style:name="P3" style:family="paragraph" style:parent-style-name="Text_20_body">
      <style:paragraph-properties fo:margin-left="0in" fo:margin-right="0in" fo:margin-top="0in" fo:margin-bottom="0.1043in" style:contextual-spacing="false" style:line-height-at-least="0.3543in" fo:text-align="start" style:justify-single-word="false" fo:text-indent="0in" style:auto-text-indent="false" fo:padding="0in" fo:border="none"/>
      <style:text-properties fo:font-variant="normal" fo:text-transform="none" style:font-name="Liberation Sans" fo:font-size="14pt" fo:font-style="normal" fo:font-weight="bold" style:font-size-asian="14pt" style:font-weight-asian="bold" style:font-size-complex="14pt" style:font-weight-complex="bold"/>
    </style:style>
    <style:style style:name="P4"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4pt" fo:language="en" fo:country="US" fo:font-style="normal" fo:font-weight="bold" style:font-size-asian="14pt" style:font-weight-asian="bold" style:font-size-complex="14pt" style:font-weight-complex="bold"/>
    </style:style>
    <style:style style:name="P5"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2pt" fo:font-style="normal" fo:font-weight="normal" style:font-size-asian="12pt" style:font-size-complex="12pt"/>
    </style:style>
    <style:style style:name="P6"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2pt" fo:language="en" fo:country="US" fo:font-style="normal" fo:font-weight="normal" officeooo:paragraph-rsid="001341c4" style:font-size-asian="12pt" style:font-size-complex="12pt"/>
    </style:style>
    <style:style style:name="P7"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style>
    <style:style style:name="P8"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4pt" fo:language="fr" fo:country="FR" fo:font-style="normal" fo:font-weight="bold" officeooo:rsid="0014aaf1" officeooo:paragraph-rsid="0014aaf1" style:font-size-asian="14pt" style:font-weight-asian="bold" style:font-size-complex="14pt" style:font-weight-complex="bold"/>
    </style:style>
    <style:style style:name="P9"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4pt" fo:language="en" fo:country="US" fo:font-style="normal" fo:font-weight="bold" officeooo:rsid="0018c4ce" officeooo:paragraph-rsid="0018c4ce" style:font-size-asian="14pt" style:font-weight-asian="bold" style:font-size-complex="14pt" style:font-weight-complex="bold"/>
    </style:style>
    <style:style style:name="P10"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4pt" fo:language="en" fo:country="US" fo:font-style="normal" fo:font-weight="bold" officeooo:rsid="00217c2b" officeooo:paragraph-rsid="00217c2b" style:font-size-asian="14pt" style:font-weight-asian="bold" style:font-size-complex="14pt" style:font-weight-complex="bold"/>
    </style:style>
    <style:style style:name="P11"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2pt" fo:language="en" fo:country="US" fo:font-style="normal" fo:font-weight="normal" officeooo:rsid="0018c4ce" officeooo:paragraph-rsid="0018c4ce" style:font-size-asian="12pt" style:font-size-complex="12pt"/>
    </style:style>
    <style:style style:name="P12"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2pt" fo:language="en" fo:country="US" fo:font-style="normal" fo:font-weight="normal" officeooo:rsid="00217c2b" officeooo:paragraph-rsid="00217c2b" style:font-size-asian="12pt" style:font-size-complex="12pt"/>
    </style:style>
    <style:style style:name="P13" style:family="paragraph" style:parent-style-name="Text_20_body">
      <loext:graphic-properties draw:fill="none" draw:fill-color="#ffffff"/>
      <style:paragraph-properties fo:margin-left="0in" fo:margin-right="0in" fo:margin-top="0in" fo:margin-bottom="0.1043in" style:contextual-spacing="false" style:line-height-at-least="0.3126in" fo:text-align="start" style:justify-single-word="false" fo:text-indent="0in" style:auto-text-indent="false" fo:background-color="transparent" fo:padding="0in" fo:border="none"/>
      <style:text-properties fo:font-variant="normal" fo:text-transform="none" style:font-name="Liberation Sans" fo:font-size="12pt" fo:language="en" fo:country="US" fo:font-style="normal" fo:font-weight="normal" officeooo:rsid="00217c2b" officeooo:paragraph-rsid="00217c2b" style:font-size-asian="12pt" style:font-weight-asian="normal" style:font-size-complex="12pt" style:font-weight-complex="normal"/>
    </style:style>
    <style:style style:name="T1" style:family="text">
      <style:text-properties fo:language="fr" fo:country="FR"/>
    </style:style>
    <style:style style:name="T2" style:family="text">
      <style:text-properties fo:language="fr" fo:country="FR" officeooo:rsid="0014aaf1"/>
    </style:style>
    <style:style style:name="T3" style:family="text">
      <style:text-properties fo:language="fr" fo:country="FR" officeooo:rsid="001341c4"/>
    </style:style>
    <style:style style:name="T4" style:family="text">
      <style:text-properties fo:font-variant="normal" fo:text-transform="none" fo:color="#467886" loext:opacity="100%" style:text-line-through-style="none" style:text-line-through-type="none" style:font-name="Liberation Sans" fo:font-size="12pt" fo:language="fr" fo:country="FR" fo:font-style="normal" style:text-underline-style="solid" style:text-underline-width="auto" style:text-underline-color="font-color" fo:font-weight="normal" style:text-blinking="false" style:font-size-asian="12pt" style:font-size-complex="12pt"/>
    </style:style>
    <style:style style:name="T5" style:family="text">
      <style:text-properties fo:font-variant="normal" fo:text-transform="none" style:font-name="Liberation Sans" fo:font-size="12pt" fo:font-style="normal" fo:font-weight="normal" style:font-size-asian="12pt" style:font-size-complex="12pt"/>
    </style:style>
    <style:style style:name="T6" style:family="text">
      <style:text-properties fo:font-variant="normal" fo:text-transform="none" style:font-name="Liberation Sans" fo:font-size="12pt" fo:language="fr" fo:country="FR" fo:font-style="normal" fo:font-weight="normal" style:font-size-asian="12pt" style:font-size-complex="12pt"/>
    </style:style>
    <style:style style:name="T7" style:family="text">
      <style:text-properties fo:language="en" fo:country="US"/>
    </style:style>
    <style:style style:name="T8" style:family="text">
      <style:text-properties officeooo:rsid="001341c4"/>
    </style:style>
    <style:style style:name="T9" style:family="text">
      <style:text-properties officeooo:rsid="0014aaf1"/>
    </style:style>
    <style:style style:name="T10" style:family="text">
      <style:text-properties officeooo:rsid="00217c2b"/>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24/1/2026</text:span> </text:p>
      <text:section text:style-name="Sect1" text:name="WACViewPanel_ClipboardElement">
        <text:p text:style-name="P7"><text:a xlink:type="simple" xlink:href="https://www.youtube.com/watch?v=oi6xW5ho9rU" office:target-frame-name="_blank" xlink:show="new" text:style-name="Internet_20_link" text:visited-style-name="Visited_20_Internet_20_Link"><text:span text:style-name="T4">A l’aide de cette vidéo</text:span></text:a><text:span text:style-name="T5"> </text:span><text:span text:style-name="T6">j’ai pu coder une fonction qui me permet grâce à BeautifulSoup de collecter les données d’une review sur le site Musicboard. Elle me sera utile plus tard quand je nourrirais ma base de données de review pour tester son bon fonctionnement, ainsi que lorsque j’implémenterais une fonction à mon app qui permettras aux utilisateurs de transférer les reviews de leur ancien compte vers mon app, facilitant ainsi le passage d’une app à l’autre. A la fin de la session </text:span><text:a xlink:type="simple" xlink:href="https://github.com/maniiaak/TM2026/commit/939776b09b50d43a6505579f5ccf433a8ba78770" office:target-frame-name="_blank" xlink:show="new" text:style-name="Internet_20_link" text:visited-style-name="Visited_20_Internet_20_Link"><text:span text:style-name="T4">j’ai push mon nouveau code sur GitHub</text:span></text:a><text:span text:style-name="T6">.</text:span><text:span text:style-name="T5"> </text:span></text:p>
        <text:p text:style-name="P2"><text:span text:style-name="T1">14/2/2026</text:span> </text:p>
        <text:p text:style-name="P5"><text:span text:style-name="T1">Je me suis renseigné sur les différents outils à apprendre afin de pouvoir concevoir mon application. J'ai particulièrement regardé le langage Kotlin car il me permet de développer en parallèle sur Android et iOS à partir du même code source. J’ai trouv</text:span><text:span text:style-name="T3">é</text:span> <text:span text:style-name="T8">u</text:span><text:span text:style-name="T1">n </text:span><text:a xlink:type="simple" xlink:href="https://www.youtube.com/watch?v=dzUc9vrsldM" text:style-name="Internet_20_link" text:visited-style-name="Visited_20_Internet_20_Link"><text:span text:style-name="T1">tutoriel me permettant d’apprendre les bases du langage</text:span></text:a><text:span text:style-name="T1">.</text:span><text:span text:style-name="T7"> </text:span></text:p>
        <text:p text:style-name="P4"><text:span text:style-name="T1">1</text:span><text:span text:style-name="T2">8</text:span><text:span text:style-name="T1">/2/2026</text:span> </text:p>
        <text:p text:style-name="P6"><text:span text:style-name="T1">J’ai </text:span><text:span text:style-name="T3">avancé sur le tutoriel. </text:span><text:span text:style-name="T2">J’ai appris les operations de logique, les inputs, et les conditions.</text:span></text:p>
        <text:p text:style-name="P8">14/3/2026</text:p>
        <text:p text:style-name="P6"> <text:span text:style-name="T9">J’ai </text:span><text:a xlink:type="simple" xlink:href="https://github.com/maniiaak/TM2026/commit/c77122892604a67a28f0683e218ee79ce13b10a7" text:style-name="Internet_20_link" text:visited-style-name="Visited_20_Internet_20_Link"><text:span text:style-name="T9">crée</text:span></text:a><text:span text:style-name="T9"> et compilé en “.apk” ma première application Kotlin grâce </text:span><text:a xlink:type="simple" xlink:href="https://kmp.jetbrains.com/?android=true&amp;ios=true&amp;iosui=compose&amp;web=true&amp;webui=compose&amp;server=true&amp;includeTests=false" text:style-name="Internet_20_link" text:visited-style-name="Visited_20_Internet_20_Link"><text:span text:style-name="T9">au template fourni par Kotlin</text:span></text:a><text:span text:style-name="T9">. Ceci m’a permis de vérifier que mon environnement était bon et que j’avais bien installé tout les éléments nécessaire (Android Tools par exemple).</text:span></text:p>
        <text:p text:style-name="P6"/>
        <text:p text:style-name="P9">23/<text:span text:style-name="T10">3</text:span>/2026</text:p>
        <text:p text:style-name="P11">Je me suis réaproprié le template de Kotlin pou une app qui showcase une gallerie d’art en y mettant mes propres images et données. J’ai ainsi pu mieux comprndre le fonctionnement de Kotlin et le processus de création d’une app</text:p>
        <text:p text:style-name="P11"/>
        <text:p text:style-name="P10">24/3/2026</text:p>
        <text:p text:style-name="P12"><text:soft-page-break/>J’ai crée un serveur flask qui contenait le json au lieu de host le fichier en raw file sur GitHub</text:p>
        <text:p text:style-name="P10">25/3/2026</text:p>
        <text:p text:style-name="P13">J’ai tenté de créer un review button mais sans succès</text:p>
        <text:p text:style-name="P13"/>
        <text:p text:style-name="P10">26/3/2026</text:p>
        <text:p text:style-name="P13">J’ai crée une nouvelle version de mon serveur flask cette fois plus complexe, avec une base de donnée SQL en plusieurs tableaux (artist, album, reviews, users)</text:p>
        <text:p text:style-name="P13"/>
        <text:p text:style-name="P10">27/3/2026</text:p>
        <text:p text:style-name="P13">J’ai tenté de rendre la base de donnée plus automne en utilisant l’api de MusicBrainz pour directement importer des données sur les albums et artistes.</text:p>
        <text:p text:style-name="P13"/>
        <text:p text:style-name="P10">20/4/2026</text:p>
        <text:p text:style-name="P13">J’ai ensuite opté pour travailler plutot avec l’api de Spotify avec laquelle j’avais deja travaillé sur des projets personnels précedemment et qui est aussi plus complète</text:p>
        <text:p text:style-name="P13"/>
        <text:p text:style-name="P10">3/5/2026</text:p>
        <text:p text:style-name="P13">J’ai adapté mon application pour être compatible avec la nouvelle version plus poussée de ma base de donnée “Serverside”</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3-23T22:33:43.783188105</meta:creation-date>
    <meta:editing-duration>PT36M6S</meta:editing-duration>
    <meta:editing-cycles>3</meta:editing-cycles>
    <meta:generator>LibreOffice/24.2.7.2$Linux_X86_64 LibreOffice_project/420$Build-2</meta:generator>
    <dc:date>2026-05-03T16:09:03.830048371</dc:date>
    <meta:document-statistic meta:table-count="0" meta:image-count="0" meta:object-count="0" meta:page-count="2" meta:paragraph-count="22" meta:word-count="374" meta:character-count="2264" meta:non-whitespace-character-count="1906"/>
  </office:meta>
</office:document-meta>
</file>